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451.59pt"/>
    </style:style>
    <style:style style:name="co5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Block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1</text:p>
          </table:table-cell>
          <table:table-cell table:formula="of:=CONCATENATE([.A2];&quot;.&quot;;UPPER([.B2]);&quot;_&quot;;[.C2])" office:value-type="string" office:string-value="Blockly.Msg.COZMO_ON_START_01" calcext:value-type="string">
            <text:p>Blockly.Msg.COZMO_ON_START_01</text:p>
          </table:table-cell>
          <table:table-cell table:style-name="ce3" office:value-type="string" calcext:value-type="string">
            <text:p>on start</text:p>
          </table:table-cell>
          <table:table-cell table:style-name="ce3" office:value-type="string" calcext:value-type="string">
            <text:p>au démarrage</text:p>
          </table:table-cell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2</text:p>
          </table:table-cell>
          <table:table-cell table:formula="of:=CONCATENATE([.A3];&quot;.&quot;;UPPER([.B3]);&quot;_&quot;;[.C3])" office:value-type="string" office:string-value="Blockly.Msg.COZMO_ON_START_02" calcext:value-type="string">
            <text:p>Blockly.Msg.COZMO_ON_START_02</text:p>
          </table:table-cell>
          <table:table-cell table:style-name="ce4" office:value-type="string" calcext:value-type="string">
            <text:p>Executes the program on start</text:p>
          </table:table-cell>
          <table:table-cell table:style-name="ce3" office:value-type="string" calcext:value-type="string">
            <text:p>Exécute le programme au démarrage</text:p>
          </table:table-cell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et_cube_model</text:p>
          </table:table-cell>
          <table:table-cell office:value-type="string" calcext:value-type="string">
            <text:p>01</text:p>
          </table:table-cell>
          <table:table-cell table:formula="of:=CONCATENATE([.A4];&quot;.&quot;;UPPER([.B4]);&quot;_&quot;;[.C4])" office:value-type="string" office:string-value="Blockly.Msg.COZMO_SET_CUBE_MODEL_01" calcext:value-type="string">
            <text:p>Blockly.Msg.COZMO_SET_CUBE_MODEL_01</text:p>
          </table:table-cell>
          <table:table-cell office:value-type="string" calcext:value-type="string">
            <text:p>Set %1 model on cube %2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"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5];&quot;.&quot;;UPPER([.B5]);&quot;_&quot;;[.C5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'Add a static object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1</text:p>
          </table:table-cell>
          <table:table-cell table:formula="of:=CONCATENATE([.A6];&quot;.&quot;;UPPER([.B6]);&quot;_&quot;;[.C6])" office:value-type="string" office:string-value="Blockly.Msg.COZMO_MAZE_01" calcext:value-type="string">
            <text:p>Blockly.Msg.COZMO_MAZE_01</text:p>
          </table:table-cell>
          <table:table-cell office:value-type="string" calcext:value-type="string">
            <text:p>Create maz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2</text:p>
          </table:table-cell>
          <table:table-cell table:formula="of:=CONCATENATE([.A7];&quot;.&quot;;UPPER([.B7]);&quot;_&quot;;[.C7])" office:value-type="string" office:string-value="Blockly.Msg.COZMO_MAZE_02" calcext:value-type="string">
            <text:p>Blockly.Msg.COZMO_MAZE_02</text:p>
          </table:table-cell>
          <table:table-cell table:style-name="Default" office:value-type="string" calcext:value-type="string">
            <text:p>'Creates maze’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1</text:p>
          </table:table-cell>
          <table:table-cell table:formula="of:=CONCATENATE([.A8];&quot;.&quot;;UPPER([.B8]);&quot;_&quot;;[.C8])" office:value-type="string" office:string-value="Blockly.Msg.COZMO_PLAY_ANIMATION_01" calcext:value-type="string">
            <text:p>Blockly.Msg.COZMO_PLAY_ANIMATION_01</text:p>
          </table:table-cell>
          <table:table-cell table:style-name="Default" office:value-type="string" calcext:value-type="string">
            <text:p>Play %1 animatio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2</text:p>
          </table:table-cell>
          <table:table-cell table:formula="of:=CONCATENATE([.A9];&quot;.&quot;;UPPER([.B9]);&quot;_&quot;;[.C9])" office:value-type="string" office:string-value="Blockly.Msg.COZMO_PLAY_ANIMATION_02" calcext:value-type="string">
            <text:p>Blockly.Msg.COZMO_PLAY_ANIMATION_02</text:p>
          </table:table-cell>
          <table:table-cell office:value-type="string" calcext:value-type="string">
            <text:p>greeting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3</text:p>
          </table:table-cell>
          <table:table-cell table:formula="of:=CONCATENATE([.A10];&quot;.&quot;;UPPER([.B10]);&quot;_&quot;;[.C10])" office:value-type="string" office:string-value="Blockly.Msg.COZMO_PLAY_ANIMATION_03" calcext:value-type="string">
            <text:p>Blockly.Msg.COZMO_PLAY_ANIMATION_03</text:p>
          </table:table-cell>
          <table:table-cell office:value-type="string" calcext:value-type="string">
            <text:p>sneez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4</text:p>
          </table:table-cell>
          <table:table-cell table:formula="of:=CONCATENATE([.A11];&quot;.&quot;;UPPER([.B11]);&quot;_&quot;;[.C11])" office:value-type="string" office:string-value="Blockly.Msg.COZMO_PLAY_ANIMATION_04" calcext:value-type="string">
            <text:p>Blockly.Msg.COZMO_PLAY_ANIMATION_04</text:p>
          </table:table-cell>
          <table:table-cell office:value-type="string" calcext:value-type="string">
            <text:p>what?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5</text:p>
          </table:table-cell>
          <table:table-cell table:formula="of:=CONCATENATE([.A12];&quot;.&quot;;UPPER([.B12]);&quot;_&quot;;[.C12])" office:value-type="string" office:string-value="Blockly.Msg.COZMO_PLAY_ANIMATION_05" calcext:value-type="string">
            <text:p>Blockly.Msg.COZMO_PLAY_ANIMATION_05</text:p>
          </table:table-cell>
          <table:table-cell office:value-type="string" calcext:value-type="string">
            <text:p>wi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6</text:p>
          </table:table-cell>
          <table:table-cell table:formula="of:=CONCATENATE([.A13];&quot;.&quot;;UPPER([.B13]);&quot;_&quot;;[.C13])" office:value-type="string" office:string-value="Blockly.Msg.COZMO_PLAY_ANIMATION_06" calcext:value-type="string">
            <text:p>Blockly.Msg.COZMO_PLAY_ANIMATION_06</text:p>
          </table:table-cell>
          <table:table-cell office:value-type="string" calcext:value-type="string">
            <text:p>los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7</text:p>
          </table:table-cell>
          <table:table-cell table:formula="of:=CONCATENATE([.A14];&quot;.&quot;;UPPER([.B14]);&quot;_&quot;;[.C14])" office:value-type="string" office:string-value="Blockly.Msg.COZMO_PLAY_ANIMATION_07" calcext:value-type="string">
            <text:p>Blockly.Msg.COZMO_PLAY_ANIMATION_07</text:p>
          </table:table-cell>
          <table:table-cell office:value-type="string" calcext:value-type="string">
            <text:p>facepalm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8</text:p>
          </table:table-cell>
          <table:table-cell table:formula="of:=CONCATENATE([.A15];&quot;.&quot;;UPPER([.B15]);&quot;_&quot;;[.C15])" office:value-type="string" office:string-value="Blockly.Msg.COZMO_PLAY_ANIMATION_08" calcext:value-type="string">
            <text:p>Blockly.Msg.COZMO_PLAY_ANIMATION_08</text:p>
          </table:table-cell>
          <table:table-cell office:value-type="string" calcext:value-type="string">
            <text:p>beeping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9</text:p>
          </table:table-cell>
          <table:table-cell table:formula="of:=CONCATENATE([.A16];&quot;.&quot;;UPPER([.B16]);&quot;_&quot;;[.C16])" office:value-type="string" office:string-value="Blockly.Msg.COZMO_PLAY_ANIMATION_09" calcext:value-type="string">
            <text:p>Blockly.Msg.COZMO_PLAY_ANIMATION_09</text:p>
          </table:table-cell>
          <table:table-cell office:value-type="string" calcext:value-type="string">
            <text:p>new object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0" calcext:value-type="float">
            <text:p>10</text:p>
          </table:table-cell>
          <table:table-cell table:formula="of:=CONCATENATE([.A17];&quot;.&quot;;UPPER([.B17]);&quot;_&quot;;[.C17])" office:value-type="string" office:string-value="Blockly.Msg.COZMO_PLAY_ANIMATION_10" calcext:value-type="string">
            <text:p>Blockly.Msg.COZMO_PLAY_ANIMATION_10</text:p>
          </table:table-cell>
          <table:table-cell table:style-name="Default" office:value-type="string" calcext:value-type="string">
            <text:p>lost something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1" calcext:value-type="float">
            <text:p>11</text:p>
          </table:table-cell>
          <table:table-cell table:formula="of:=CONCATENATE([.A18];&quot;.&quot;;UPPER([.B18]);&quot;_&quot;;[.C18])" office:value-type="string" office:string-value="Blockly.Msg.COZMO_PLAY_ANIMATION_11" calcext:value-type="string">
            <text:p>Blockly.Msg.COZMO_PLAY_ANIMATION_11</text:p>
          </table:table-cell>
          <table:table-cell office:value-type="string" calcext:value-type="string">
            <text:p>reject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2" calcext:value-type="float">
            <text:p>12</text:p>
          </table:table-cell>
          <table:table-cell table:formula="of:=CONCATENATE([.A19];&quot;.&quot;;UPPER([.B19]);&quot;_&quot;;[.C19])" office:value-type="string" office:string-value="Blockly.Msg.COZMO_PLAY_ANIMATION_12" calcext:value-type="string">
            <text:p>Blockly.Msg.COZMO_PLAY_ANIMATION_12</text:p>
          </table:table-cell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3" calcext:value-type="float">
            <text:p>13</text:p>
          </table:table-cell>
          <table:table-cell table:formula="of:=CONCATENATE([.A20];&quot;.&quot;;UPPER([.B20]);&quot;_&quot;;[.C20])" office:value-type="string" office:string-value="Blockly.Msg.COZMO_PLAY_ANIMATION_13" calcext:value-type="string">
            <text:p>Blockly.Msg.COZMO_PLAY_ANIMATION_13</text:p>
          </table:table-cell>
          <table:table-cell office:value-type="string" calcext:value-type="string">
            <text:p>excited greeting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4" calcext:value-type="float">
            <text:p>14</text:p>
          </table:table-cell>
          <table:table-cell table:formula="of:=CONCATENATE([.A21];&quot;.&quot;;UPPER([.B21]);&quot;_&quot;;[.C21])" office:value-type="string" office:string-value="Blockly.Msg.COZMO_PLAY_ANIMATION_14" calcext:value-type="string">
            <text:p>Blockly.Msg.COZMO_PLAY_ANIMATION_14</text:p>
          </table:table-cell>
          <table:table-cell office:value-type="string" calcext:value-type="string">
            <text:p>talky greeting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1</text:p>
          </table:table-cell>
          <table:table-cell table:formula="of:=CONCATENATE([.A22];&quot;.&quot;;UPPER([.B22]);&quot;_&quot;;[.C22])" office:value-type="string" office:string-value="Blockly.Msg.COZMO_PLAY_EMOTION_01" calcext:value-type="string">
            <text:p>Blockly.Msg.COZMO_PLAY_EMOTION_01</text:p>
          </table:table-cell>
          <table:table-cell office:value-type="string" calcext:value-type="string">
            <text:p>Play %1 emotio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2</text:p>
          </table:table-cell>
          <table:table-cell table:formula="of:=CONCATENATE([.A23];&quot;.&quot;;UPPER([.B23]);&quot;_&quot;;[.C23])" office:value-type="string" office:string-value="Blockly.Msg.COZMO_PLAY_EMOTION_02" calcext:value-type="string">
            <text:p>Blockly.Msg.COZMO_PLAY_EMOTION_02</text:p>
          </table:table-cell>
          <table:table-cell office:value-type="string" calcext:value-type="string">
            <text:p>amaz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3</text:p>
          </table:table-cell>
          <table:table-cell table:formula="of:=CONCATENATE([.A24];&quot;.&quot;;UPPER([.B24]);&quot;_&quot;;[.C24])" office:value-type="string" office:string-value="Blockly.Msg.COZMO_PLAY_EMOTION_03" calcext:value-type="string">
            <text:p>Blockly.Msg.COZMO_PLAY_EMOTION_03</text:p>
          </table:table-cell>
          <table:table-cell office:value-type="string" calcext:value-type="string">
            <text:p>pleas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4</text:p>
          </table:table-cell>
          <table:table-cell table:formula="of:=CONCATENATE([.A25];&quot;.&quot;;UPPER([.B25]);&quot;_&quot;;[.C25])" office:value-type="string" office:string-value="Blockly.Msg.COZMO_PLAY_EMOTION_04" calcext:value-type="string">
            <text:p>Blockly.Msg.COZMO_PLAY_EMOTION_04</text:p>
          </table:table-cell>
          <table:table-cell office:value-type="string" calcext:value-type="string">
            <text:p>happy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5</text:p>
          </table:table-cell>
          <table:table-cell table:formula="of:=CONCATENATE([.A26];&quot;.&quot;;UPPER([.B26]);&quot;_&quot;;[.C26])" office:value-type="string" office:string-value="Blockly.Msg.COZMO_PLAY_EMOTION_05" calcext:value-type="string">
            <text:p>Blockly.Msg.COZMO_PLAY_EMOTION_05</text:p>
          </table:table-cell>
          <table:table-cell office:value-type="string" calcext:value-type="string">
            <text:p>upset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6</text:p>
          </table:table-cell>
          <table:table-cell table:formula="of:=CONCATENATE([.A27];&quot;.&quot;;UPPER([.B27]);&quot;_&quot;;[.C27])" office:value-type="string" office:string-value="Blockly.Msg.COZMO_PLAY_EMOTION_06" calcext:value-type="string">
            <text:p>Blockly.Msg.COZMO_PLAY_EMOTION_06</text:p>
          </table:table-cell>
          <table:table-cell office:value-type="string" calcext:value-type="string">
            <text:p>angry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7</text:p>
          </table:table-cell>
          <table:table-cell table:formula="of:=CONCATENATE([.A28];&quot;.&quot;;UPPER([.B28]);&quot;_&quot;;[.C28])" office:value-type="string" office:string-value="Blockly.Msg.COZMO_PLAY_EMOTION_07" calcext:value-type="string">
            <text:p>Blockly.Msg.COZMO_PLAY_EMOTION_07</text:p>
          </table:table-cell>
          <table:table-cell office:value-type="string" calcext:value-type="string">
            <text:p>bor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8</text:p>
          </table:table-cell>
          <table:table-cell table:formula="of:=CONCATENATE([.A29];&quot;.&quot;;UPPER([.B29]);&quot;_&quot;;[.C29])" office:value-type="string" office:string-value="Blockly.Msg.COZMO_PLAY_EMOTION_08" calcext:value-type="string">
            <text:p>Blockly.Msg.COZMO_PLAY_EMOTION_08</text:p>
          </table:table-cell>
          <table:table-cell office:value-type="string" calcext:value-type="string">
            <text:p>startl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1</text:p>
          </table:table-cell>
          <table:table-cell table:formula="of:=CONCATENATE([.A30];&quot;.&quot;;UPPER([.B30]);&quot;_&quot;;[.C30])" office:value-type="string" office:string-value="Blockly.Msg.COZMO_LIFT_01" calcext:value-type="string">
            <text:p>Blockly.Msg.COZMO_LIFT_01</text:p>
          </table:table-cell>
          <table:table-cell office:value-type="string" calcext:value-type="string">
            <text:p>lift height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2</text:p>
          </table:table-cell>
          <table:table-cell table:formula="of:=CONCATENATE([.A31];&quot;.&quot;;UPPER([.B31]);&quot;_&quot;;[.C31])" office:value-type="string" office:string-value="Blockly.Msg.COZMO_LIFT_02" calcext:value-type="string">
            <text:p>Blockly.Msg.COZMO_LIFT_02</text:p>
          </table:table-cell>
          <table:table-cell office:value-type="string" calcext:value-type="string">
            <text:p>(0.0 to 1.0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3</text:p>
          </table:table-cell>
          <table:table-cell table:formula="of:=CONCATENATE([.A32];&quot;.&quot;;UPPER([.B32]);&quot;_&quot;;[.C32])" office:value-type="string" office:string-value="Blockly.Msg.COZMO_LIFT_03" calcext:value-type="string">
            <text:p>Blockly.Msg.COZMO_LIFT_03</text:p>
          </table:table-cell>
          <table:table-cell office:value-type="string" calcext:value-type="string">
            <text:p>'Set lift height. Range is 0.0 to 1.0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1</text:p>
          </table:table-cell>
          <table:table-cell table:formula="of:=CONCATENATE([.A33];&quot;.&quot;;UPPER([.B33]);&quot;_&quot;;[.C33])" office:value-type="string" office:string-value="Blockly.Msg.COZMO_HEAD_01" calcext:value-type="string">
            <text:p>Blockly.Msg.COZMO_HEAD_01</text:p>
          </table:table-cell>
          <table:table-cell office:value-type="string" calcext:value-type="string">
            <text:p>head angl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2</text:p>
          </table:table-cell>
          <table:table-cell table:formula="of:=CONCATENATE([.A34];&quot;.&quot;;UPPER([.B34]);&quot;_&quot;;[.C34])" office:value-type="string" office:string-value="Blockly.Msg.COZMO_HEAD_02" calcext:value-type="string">
            <text:p>Blockly.Msg.COZMO_HEAD_02</text:p>
          </table:table-cell>
          <table:table-cell office:value-type="string" calcext:value-type="string">
            <text:p>(-25.00° to 44.5°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3</text:p>
          </table:table-cell>
          <table:table-cell table:formula="of:=CONCATENATE([.A35];&quot;.&quot;;UPPER([.B35]);&quot;_&quot;;[.C35])" office:value-type="string" office:string-value="Blockly.Msg.COZMO_HEAD_03" calcext:value-type="string">
            <text:p>Blockly.Msg.COZMO_HEAD_03</text:p>
          </table:table-cell>
          <table:table-cell office:value-type="string" calcext:value-type="string">
            <text:p>'Set head angle. Range is -25.00° to 44.5°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1</text:p>
          </table:table-cell>
          <table:table-cell table:formula="of:=CONCATENATE([.A36];&quot;.&quot;;UPPER([.B36]);&quot;_&quot;;[.C36])" office:value-type="string" office:string-value="Blockly.Msg.COZMO_DELAY_01" calcext:value-type="string">
            <text:p>Blockly.Msg.COZMO_DELAY_01</text:p>
          </table:table-cell>
          <table:table-cell office:value-type="string" calcext:value-type="string">
            <text:p>delay for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2</text:p>
          </table:table-cell>
          <table:table-cell table:formula="of:=CONCATENATE([.A37];&quot;.&quot;;UPPER([.B37]);&quot;_&quot;;[.C37])" office:value-type="string" office:string-value="Blockly.Msg.COZMO_DELAY_02" calcext:value-type="string">
            <text:p>Blockly.Msg.COZMO_DELAY_02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3</text:p>
          </table:table-cell>
          <table:table-cell table:formula="of:=CONCATENATE([.A38];&quot;.&quot;;UPPER([.B38]);&quot;_&quot;;[.C38])" office:value-type="string" office:string-value="Blockly.Msg.COZMO_DELAY_03" calcext:value-type="string">
            <text:p>Blockly.Msg.COZMO_DELAY_03</text:p>
          </table:table-cell>
          <table:table-cell office:value-type="string" calcext:value-type="string">
            <text:p>'Do nothing for the specified amount of time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1</text:p>
          </table:table-cell>
          <table:table-cell table:formula="of:=CONCATENATE([.A39];&quot;.&quot;;UPPER([.B39]);&quot;_&quot;;[.C39])" office:value-type="string" office:string-value="Blockly.Msg.COZMO_WAIT_FOR_TAP_01" calcext:value-type="string">
            <text:p>Blockly.Msg.COZMO_WAIT_FOR_TAP_01</text:p>
          </table:table-cell>
          <table:table-cell office:value-type="string" calcext:value-type="string">
            <text:p>Wait for cube tap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2</text:p>
          </table:table-cell>
          <table:table-cell table:formula="of:=CONCATENATE([.A40];&quot;.&quot;;UPPER([.B40]);&quot;_&quot;;[.C40])" office:value-type="string" office:string-value="Blockly.Msg.COZMO_WAIT_FOR_TAP_02" calcext:value-type="string">
            <text:p>Blockly.Msg.COZMO_WAIT_FOR_TAP_02</text:p>
          </table:table-cell>
          <table:table-cell office:value-type="string" calcext:value-type="string">
            <text:p>'Waits until cube is tapped. After that you can check for which cube was tapped.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1</text:p>
          </table:table-cell>
          <table:table-cell table:formula="of:=CONCATENATE([.A41];&quot;.&quot;;UPPER([.B41]);&quot;_&quot;;[.C41])" office:value-type="string" office:string-value="Blockly.Msg.COZMO_STOP_01" calcext:value-type="string">
            <text:p>Blockly.Msg.COZMO_STOP_01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2</text:p>
          </table:table-cell>
          <table:table-cell table:formula="of:=CONCATENATE([.A42];&quot;.&quot;;UPPER([.B42]);&quot;_&quot;;[.C42])" office:value-type="string" office:string-value="Blockly.Msg.COZMO_STOP_02" calcext:value-type="string">
            <text:p>Blockly.Msg.COZMO_STOP_02</text:p>
          </table:table-cell>
          <table:table-cell table:style-name="Default" office:value-type="string" calcext:value-type="string">
            <text:p>'Stops all motors.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1</text:p>
          </table:table-cell>
          <table:table-cell table:formula="of:=CONCATENATE([.A43];&quot;.&quot;;UPPER([.B43]);&quot;_&quot;;[.C43])" office:value-type="string" office:string-value="Blockly.Msg.COZMO_TURN_01" calcext:value-type="string">
            <text:p>Blockly.Msg.COZMO_TURN_01</text:p>
          </table:table-cell>
          <table:table-cell office:value-type="string" calcext:value-type="string">
            <text:p>Tur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2</text:p>
          </table:table-cell>
          <table:table-cell table:formula="of:=CONCATENATE([.A44];&quot;.&quot;;UPPER([.B44]);&quot;_&quot;;[.C44])" office:value-type="string" office:string-value="Blockly.Msg.COZMO_TURN_02" calcext:value-type="string">
            <text:p>Blockly.Msg.COZMO_TURN_02</text:p>
          </table:table-cell>
          <table:table-cell office:value-type="string" calcext:value-type="string">
            <text:p>(degrees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3</text:p>
          </table:table-cell>
          <table:table-cell table:formula="of:=CONCATENATE([.A45];&quot;.&quot;;UPPER([.B45]);&quot;_&quot;;[.C45])" office:value-type="string" office:string-value="Blockly.Msg.COZMO_TURN_03" calcext:value-type="string">
            <text:p>Blockly.Msg.COZMO_TURN_03</text:p>
          </table:table-cell>
          <table:table-cell office:value-type="string" calcext:value-type="string">
            <text:p>'Turns by the given angle. Positive turns clockwise, negative - counter-clockwise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1</text:p>
          </table:table-cell>
          <table:table-cell table:formula="of:=CONCATENATE([.A46];&quot;.&quot;;UPPER([.B46]);&quot;_&quot;;[.C46])" office:value-type="string" office:string-value="Blockly.Msg.COZMO_DRIVE_DISTANCE_SPEED_01" calcext:value-type="string">
            <text:p>Blockly.Msg.COZMO_DRIVE_DISTANCE_SPEED_01</text:p>
          </table:table-cell>
          <table:table-cell table:style-name="Default" office:value-type="string" calcext:value-type="string">
            <text:p>Drive distanc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2</text:p>
          </table:table-cell>
          <table:table-cell table:formula="of:=CONCATENATE([.A47];&quot;.&quot;;UPPER([.B47]);&quot;_&quot;;[.C47])" office:value-type="string" office:string-value="Blockly.Msg.COZMO_DRIVE_DISTANCE_SPEED_02" calcext:value-type="string">
            <text:p>Blockly.Msg.COZMO_DRIVE_DISTANCE_SPEED_02</text:p>
          </table:table-cell>
          <table:table-cell office:value-type="string" calcext:value-type="string">
            <text:p>(cm) with spe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3</text:p>
          </table:table-cell>
          <table:table-cell table:formula="of:=CONCATENATE([.A48];&quot;.&quot;;UPPER([.B48]);&quot;_&quot;;[.C48])" office:value-type="string" office:string-value="Blockly.Msg.COZMO_DRIVE_DISTANCE_SPEED_03" calcext:value-type="string">
            <text:p>Blockly.Msg.COZMO_DRIVE_DISTANCE_SPEED_03</text:p>
          </table:table-cell>
          <table:table-cell office:value-type="string" calcext:value-type="string">
            <text:p>(cm/s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4</text:p>
          </table:table-cell>
          <table:table-cell table:formula="of:=CONCATENATE([.A49];&quot;.&quot;;UPPER([.B49]);&quot;_&quot;;[.C49])" office:value-type="string" office:string-value="Blockly.Msg.COZMO_DRIVE_DISTANCE_SPEED_04" calcext:value-type="string">
            <text:p>Blockly.Msg.COZMO_DRIVE_DISTANCE_SPEED_04</text:p>
          </table:table-cell>
          <table:table-cell office:value-type="string" calcext:value-type="string">
            <text:p>'Drives given distance at given speed. Distance &lt; 0 to drive backwards. Speed must be &gt; 0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1</text:p>
          </table:table-cell>
          <table:table-cell table:formula="of:=CONCATENATE([.A50];&quot;.&quot;;UPPER([.B50]);&quot;_&quot;;[.C50])" office:value-type="string" office:string-value="Blockly.Msg.COZMO_DRIVE_WHEELS_SPEED_01" calcext:value-type="string">
            <text:p>Blockly.Msg.COZMO_DRIVE_WHEELS_SPEED_01</text:p>
          </table:table-cell>
          <table:table-cell office:value-type="string" calcext:value-type="string">
            <text:p>Drive with speed: left wheel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2</text:p>
          </table:table-cell>
          <table:table-cell table:formula="of:=CONCATENATE([.A51];&quot;.&quot;;UPPER([.B51]);&quot;_&quot;;[.C51])" office:value-type="string" office:string-value="Blockly.Msg.COZMO_DRIVE_WHEELS_SPEED_02" calcext:value-type="string">
            <text:p>Blockly.Msg.COZMO_DRIVE_WHEELS_SPEED_02</text:p>
          </table:table-cell>
          <table:table-cell office:value-type="string" calcext:value-type="string">
            <text:p>(cm/s), right wheel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3</text:p>
          </table:table-cell>
          <table:table-cell table:formula="of:=CONCATENATE([.A52];&quot;.&quot;;UPPER([.B52]);&quot;_&quot;;[.C52])" office:value-type="string" office:string-value="Blockly.Msg.COZMO_DRIVE_WHEELS_SPEED_03" calcext:value-type="string">
            <text:p>Blockly.Msg.COZMO_DRIVE_WHEELS_SPEED_03</text:p>
          </table:table-cell>
          <table:table-cell office:value-type="string" calcext:value-type="string">
            <text:p>(cm/s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4</text:p>
          </table:table-cell>
          <table:table-cell table:formula="of:=CONCATENATE([.A53];&quot;.&quot;;UPPER([.B53]);&quot;_&quot;;[.C53])" office:value-type="string" office:string-value="Blockly.Msg.COZMO_DRIVE_WHEELS_SPEED_04" calcext:value-type="string">
            <text:p>Blockly.Msg.COZMO_DRIVE_WHEELS_SPEED_04</text:p>
          </table:table-cell>
          <table:table-cell office:value-type="string" calcext:value-type="string">
            <text:p>'Drives continuously until explicitly stopped. Be very careful with this one.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1</text:p>
          </table:table-cell>
          <table:table-cell table:formula="of:=CONCATENATE([.A54];&quot;.&quot;;UPPER([.B54]);&quot;_&quot;;[.C54])" office:value-type="string" office:string-value="Blockly.Msg.COZMO_SAY_01" calcext:value-type="string">
            <text:p>Blockly.Msg.COZMO_SAY_01</text:p>
          </table:table-cell>
          <table:table-cell office:value-type="string" calcext:value-type="string">
            <text:p>say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2</text:p>
          </table:table-cell>
          <table:table-cell table:formula="of:=CONCATENATE([.A55];&quot;.&quot;;UPPER([.B55]);&quot;_&quot;;[.C55])" office:value-type="string" office:string-value="Blockly.Msg.COZMO_SAY_02" calcext:value-type="string">
            <text:p>Blockly.Msg.COZMO_SAY_02</text:p>
          </table:table-cell>
          <table:table-cell office:value-type="string" calcext:value-type="string">
            <text:p>'Says text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1</text:p>
          </table:table-cell>
          <table:table-cell table:formula="of:=CONCATENATE([.A56];&quot;.&quot;;UPPER([.B56]);&quot;_&quot;;[.C56])" office:value-type="string" office:string-value="Blockly.Msg.COZMO_GOTO_ORIGIN_01" calcext:value-type="string">
            <text:p>Blockly.Msg.COZMO_GOTO_ORIGIN_01</text:p>
          </table:table-cell>
          <table:table-cell office:value-type="string" calcext:value-type="string">
            <text:p>Go to origi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2</text:p>
          </table:table-cell>
          <table:table-cell table:formula="of:=CONCATENATE([.A57];&quot;.&quot;;UPPER([.B57]);&quot;_&quot;;[.C57])" office:value-type="string" office:string-value="Blockly.Msg.COZMO_GOTO_ORIGIN_02" calcext:value-type="string">
            <text:p>Blockly.Msg.COZMO_GOTO_ORIGIN_02</text:p>
          </table:table-cell>
          <table:table-cell office:value-type="string" calcext:value-type="string">
            <text:p>'Goes to where Cozmo was when program started.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1</text:p>
          </table:table-cell>
          <table:table-cell table:formula="of:=CONCATENATE([.A58];&quot;.&quot;;UPPER([.B58]);&quot;_&quot;;[.C58])" office:value-type="string" office:string-value="Blockly.Msg.COZMO_DRIVE_TO_01" calcext:value-type="string">
            <text:p>Blockly.Msg.COZMO_DRIVE_TO_01</text:p>
          </table:table-cell>
          <table:table-cell office:value-type="string" calcext:value-type="string">
            <text:p>Drive to X: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2</text:p>
          </table:table-cell>
          <table:table-cell table:formula="of:=CONCATENATE([.A59];&quot;.&quot;;UPPER([.B59]);&quot;_&quot;;[.C59])" office:value-type="string" office:string-value="Blockly.Msg.COZMO_DRIVE_TO_02" calcext:value-type="string">
            <text:p>Blockly.Msg.COZMO_DRIVE_TO_02</text:p>
          </table:table-cell>
          <table:table-cell office:value-type="string" calcext:value-type="string">
            <text:p>'Drives to the specified coordinates if possible (e.g. no obstacles/static objects prevent from accomplishing the task.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seen_number_boolean</text:p>
          </table:table-cell>
          <table:table-cell office:value-type="string" calcext:value-type="string">
            <text:p>01</text:p>
          </table:table-cell>
          <table:table-cell table:formula="of:=CONCATENATE([.A60];&quot;.&quot;;UPPER([.B60]);&quot;_&quot;;[.C60])" office:value-type="string" office:string-value="Blockly.Msg.COZMO_CUBE_SEEN_NUMBER_BOOLEAN_01" calcext:value-type="string">
            <text:p>Blockly.Msg.COZMO_CUBE_SEEN_NUMBER_BOOLEAN_01</text:p>
          </table:table-cell>
          <table:table-cell office:value-type="string" calcext:value-type="string">
            <text:p>cube %1 been seen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visible_number_boolean</text:p>
          </table:table-cell>
          <table:table-cell office:value-type="string" calcext:value-type="string">
            <text:p>01</text:p>
          </table:table-cell>
          <table:table-cell table:formula="of:=CONCATENATE([.A61];&quot;.&quot;;UPPER([.B61]);&quot;_&quot;;[.C61])" office:value-type="string" office:string-value="Blockly.Msg.COZMO_CUBE_VISIBLE_NUMBER_BOOLEAN_01" calcext:value-type="string">
            <text:p>Blockly.Msg.COZMO_CUBE_VISIBLE_NUMBER_BOOLEAN_01</text:p>
          </table:table-cell>
          <table:table-cell office:value-type="string" calcext:value-type="string">
            <text:p>cube %1 is visible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to</text:p>
          </table:table-cell>
          <table:table-cell office:value-type="string" calcext:value-type="string">
            <text:p>01</text:p>
          </table:table-cell>
          <table:table-cell table:formula="of:=CONCATENATE([.A62];&quot;.&quot;;UPPER([.B62]);&quot;_&quot;;[.C62])" office:value-type="string" office:string-value="Blockly.Msg.COZMO_CUBE_DISTANCE_TO_01" calcext:value-type="string">
            <text:p>Blockly.Msg.COZMO_CUBE_DISTANCE_TO_01</text:p>
          </table:table-cell>
          <table:table-cell office:value-type="string" calcext:value-type="string">
            <text:p>distance to cube %1 (cm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between</text:p>
          </table:table-cell>
          <table:table-cell office:value-type="string" calcext:value-type="string">
            <text:p>01</text:p>
          </table:table-cell>
          <table:table-cell table:formula="of:=CONCATENATE([.A63];&quot;.&quot;;UPPER([.B63]);&quot;_&quot;;[.C63])" office:value-type="string" office:string-value="Blockly.Msg.COZMO_CUBE_DISTANCE_BETWEEN_01" calcext:value-type="string">
            <text:p>Blockly.Msg.COZMO_CUBE_DISTANCE_BETWEEN_01</text:p>
          </table:table-cell>
          <table:table-cell office:value-type="string" calcext:value-type="string">
            <text:p>distance between cubes %1 and %2 (cm)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ickup</text:p>
          </table:table-cell>
          <table:table-cell office:value-type="string" calcext:value-type="string">
            <text:p>01</text:p>
          </table:table-cell>
          <table:table-cell table:formula="of:=CONCATENATE([.A64];&quot;.&quot;;UPPER([.B64]);&quot;_&quot;;[.C64])" office:value-type="string" office:string-value="Blockly.Msg.COZMO_CUBE_PICKUP_01" calcext:value-type="string">
            <text:p>Blockly.Msg.COZMO_CUBE_PICKUP_01</text:p>
          </table:table-cell>
          <table:table-cell office:value-type="string" calcext:value-type="string">
            <text:p>Pickup cube %1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ground</text:p>
          </table:table-cell>
          <table:table-cell office:value-type="string" calcext:value-type="string">
            <text:p>01</text:p>
          </table:table-cell>
          <table:table-cell table:formula="of:=CONCATENATE([.A65];&quot;.&quot;;UPPER([.B65]);&quot;_&quot;;[.C65])" office:value-type="string" office:string-value="Blockly.Msg.COZMO_CUBE_PLACE_ON_GROUND_01" calcext:value-type="string">
            <text:p>Blockly.Msg.COZMO_CUBE_PLACE_ON_GROUND_01</text:p>
          </table:table-cell>
          <table:table-cell office:value-type="string" calcext:value-type="string">
            <text:p>Place cube %1 on groun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cube</text:p>
          </table:table-cell>
          <table:table-cell office:value-type="string" calcext:value-type="string">
            <text:p>01</text:p>
          </table:table-cell>
          <table:table-cell table:formula="of:=CONCATENATE([.A66];&quot;.&quot;;UPPER([.B66]);&quot;_&quot;;[.C66])" office:value-type="string" office:string-value="Blockly.Msg.COZMO_CUBE_PLACE_ON_CUBE_01" calcext:value-type="string">
            <text:p>Blockly.Msg.COZMO_CUBE_PLACE_ON_CUBE_01</text:p>
          </table:table-cell>
          <table:table-cell office:value-type="string" calcext:value-type="string">
            <text:p>Place current cube on cube %1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turn_toward</text:p>
          </table:table-cell>
          <table:table-cell office:value-type="string" calcext:value-type="string">
            <text:p>01</text:p>
          </table:table-cell>
          <table:table-cell table:formula="of:=CONCATENATE([.A67];&quot;.&quot;;UPPER([.B67]);&quot;_&quot;;[.C67])" office:value-type="string" office:string-value="Blockly.Msg.COZMO_CUBE_TURN_TOWARD_01" calcext:value-type="string">
            <text:p>Blockly.Msg.COZMO_CUBE_TURN_TOWARD_01</text:p>
          </table:table-cell>
          <table:table-cell office:value-type="string" calcext:value-type="string">
            <text:p>Turn to cube %1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1</text:p>
          </table:table-cell>
          <table:table-cell table:formula="of:=CONCATENATE([.A68];&quot;.&quot;;UPPER([.B68]);&quot;_&quot;;[.C68])" office:value-type="string" office:string-value="Blockly.Msg.COZMO_ON_CUBE_TAPPED_01" calcext:value-type="string">
            <text:p>Blockly.Msg.COZMO_ON_CUBE_TAPPED_01</text:p>
          </table:table-cell>
          <table:table-cell office:value-type="string" calcext:value-type="string">
            <text:p>on cube tapp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2</text:p>
          </table:table-cell>
          <table:table-cell table:formula="of:=CONCATENATE([.A69];&quot;.&quot;;UPPER([.B69]);&quot;_&quot;;[.C69])" office:value-type="string" office:string-value="Blockly.Msg.COZMO_ON_CUBE_TAPPED_02" calcext:value-type="string">
            <text:p>Blockly.Msg.COZMO_ON_CUBE_TAPPED_02</text:p>
          </table:table-cell>
          <table:table-cell office:value-type="string" calcext:value-type="string">
            <text:p>'Executes a block of code when a cube is tapped'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apped_cube_number_boolean</text:p>
          </table:table-cell>
          <table:table-cell office:value-type="string" calcext:value-type="string">
            <text:p>01</text:p>
          </table:table-cell>
          <table:table-cell table:formula="of:=CONCATENATE([.A70];&quot;.&quot;;UPPER([.B70]);&quot;_&quot;;[.C70])" office:value-type="string" office:string-value="Blockly.Msg.COZMO_TAPPED_CUBE_NUMBER_BOOLEAN_01" calcext:value-type="string">
            <text:p>Blockly.Msg.COZMO_TAPPED_CUBE_NUMBER_BOOLEAN_01</text:p>
          </table:table-cell>
          <table:table-cell office:value-type="string" calcext:value-type="string">
            <text:p>cube %1 tapped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free_will</text:p>
          </table:table-cell>
          <table:table-cell office:value-type="string" calcext:value-type="string">
            <text:p>01</text:p>
          </table:table-cell>
          <table:table-cell table:formula="of:=CONCATENATE([.A71];&quot;.&quot;;UPPER([.B71]);&quot;_&quot;;[.C71])" office:value-type="string" office:string-value="Blockly.Msg.COZMO_FREE_WILL_01" calcext:value-type="string">
            <text:p>Blockly.Msg.COZMO_FREE_WILL_01</text:p>
          </table:table-cell>
          <table:table-cell office:value-type="string" calcext:value-type="string">
            <text:p>%1 free will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72];&quot;.&quot;;UPPER([.B72]);&quot;_&quot;;[.C72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wood_wall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2</text:p>
          </table:table-cell>
          <table:table-cell table:formula="of:=CONCATENATE([.A73];&quot;.&quot;;UPPER([.B73]);&quot;_&quot;;[.C73])" office:value-type="string" office:string-value="Blockly.Msg.COZMO_ADD_STATIC_MODEL_02" calcext:value-type="string">
            <text:p>Blockly.Msg.COZMO_ADD_STATIC_MODEL_02</text:p>
          </table:table-cell>
          <table:table-cell office:value-type="string" calcext:value-type="string">
            <text:p>brick_wall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3</text:p>
          </table:table-cell>
          <table:table-cell table:formula="of:=CONCATENATE([.A74];&quot;.&quot;;UPPER([.B74]);&quot;_&quot;;[.C74])" office:value-type="string" office:string-value="Blockly.Msg.COZMO_ADD_STATIC_MODEL_03" calcext:value-type="string">
            <text:p>Blockly.Msg.COZMO_ADD_STATIC_MODEL_03</text:p>
          </table:table-cell>
          <table:table-cell office:value-type="string" calcext:value-type="string">
            <text:p>depth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4</text:p>
          </table:table-cell>
          <table:table-cell table:formula="of:=CONCATENATE([.A75];&quot;.&quot;;UPPER([.B75]);&quot;_&quot;;[.C75])" office:value-type="string" office:string-value="Blockly.Msg.COZMO_ADD_STATIC_MODEL_04" calcext:value-type="string">
            <text:p>Blockly.Msg.COZMO_ADD_STATIC_MODEL_04</text:p>
          </table:table-cell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5</text:p>
          </table:table-cell>
          <table:table-cell table:formula="of:=CONCATENATE([.A76];&quot;.&quot;;UPPER([.B76]);&quot;_&quot;;[.C76])" office:value-type="string" office:string-value="Blockly.Msg.COZMO_ADD_STATIC_MODEL_05" calcext:value-type="string">
            <text:p>Blockly.Msg.COZMO_ADD_STATIC_MODEL_05</text:p>
          </table:table-cell>
          <table:table-cell table:style-name="Default" office:value-type="string" calcext:value-type="string">
            <text:p>Ad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/00/0000</text:date>, <text:time style:data-style-name="N2" text:time-value="07:38:37.591332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7:22:32.982284938</meta:creation-date>
    <meta:generator>LibreOffice/5.1.6.2$Linux_X86_64 LibreOffice_project/10m0$Build-2</meta:generator>
    <dc:date>2020-02-29T08:40:27.135699206</dc:date>
    <meta:editing-duration>PT30M15S</meta:editing-duration>
    <meta:editing-cycles>6</meta:editing-cycles>
    <meta:document-statistic meta:table-count="1" meta:cell-count="383" meta:object-count="0"/>
  </office:meta>
</office:document-meta>
</file>